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o de tipos de ingresso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<text:s/></text:span><text:span text:style-name="T9">Validação</text:span></text:p>
      <text:p text:style-name="P10"><text:span text:style-name="T11">E-mail 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o de tipos de ingresso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21/06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o de tipos de<text:s/>ingressos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5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Fechad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 Cadastro de tipos de ingresso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e Cadastro de tipos de ingressos o software não está validando o campos: nome do<text:s/>tipo de ingresso e o preço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Não foi implementada a validação na página de cadastro, referente aos campos de nome e preço. Por isso, nomes<text:s/>estranhos estavam sendo permitidos e gerando problemas na compra de ingressos. O preço em um formato inadequado também estava gerando problemas na compra de ingressos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 de Assis - Desenvolvedor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21/06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<text:s/>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>D15</text:p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Cadastro de tipos de ingress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29:00Z</meta:creation-date>
    <dc:date>2015-07-01T16:53:00Z</dc:date>
    <meta:template xlink:href="Normal" xlink:type="simple"/>
    <meta:editing-cycles>5</meta:editing-cycles>
    <meta:editing-duration>PT300S</meta:editing-duration>
    <meta:document-statistic meta:page-count="2" meta:paragraph-count="3" meta:word-count="246" meta:character-count="1576" meta:row-count="11" meta:non-whitespace-character-count="1333"/>
  </office:meta>
</office:document-meta>
</file>